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InterfaceParser.assertWord( StreamTokenizer to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InterfaceParser.addMemberArrayAnnotation( String tagName , String parent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InterfaceParser.getAll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InterfaceParser.ignoreAnnotation( StreamTokenizer to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InterfaceParser.readDefaultEnumVal( String defaultString , String memberType , HashSet enumV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notationInterfaceParser.AnnotationInterfaceParser( String annotationInterface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InterfaceParser.addMemberOrTopLevelAnnotation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InterfaceParser.assertChar( StreamTokenizer tok ,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InterfaceParser.parseAnnotations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7">
            <text:p text:style-name="Table_20_Contents">87</text:p>
          </table:table-cell>
        </table:table-row>
        <table:table-row>
          <table:table-cell office:value-type="string">
            <text:p text:style-name="Table_20_Contents">AnnotationInterfaceParser.getParentMemberArrayName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InterfaceParser.readAnnotation( StreamTokenizer tok , String interfaceQualifier , String packageName , HashMap enum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2">
            <text:p text:style-name="Table_20_Contents">22</text:p>
          </table:table-cell>
          <table:table-cell office:value-type="float" office:value="82">
            <text:p text:style-name="Table_20_Contents">82</text:p>
          </table:table-cell>
        </table:table-row>
        <table:table-row>
          <table:table-cell office:value-type="string">
            <text:p text:style-name="Table_20_Contents">AnnotationInterfaceParser.addMemberAnnotation( String tagName , String parent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InterfaceParser.getNumericDefaultVal( String expectedType , double defaultNumb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nnotationInterfaceParser.getParentMemberName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InterfaceParser.readEnum( StreamTokenizer tok , HashMap enu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nnotationInterfaceParser.getJavaTokenizer(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nnotationInterfaceParser.getAnnotationTypeDecl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InterfaceParser.isMemberOrTopLevelAnnotation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